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a358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645a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1b82" officeooo:paragraph-rsid="00181b8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1b82" officeooo:paragraph-rsid="00181b82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1b82" officeooo:paragraph-rsid="00181b82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officeooo:rsid="00181b82" officeooo:paragraph-rsid="00181b82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a3588"/>
    </style:style>
    <style:style style:name="T6" style:family="text">
      <style:text-properties officeooo:rsid="00181b82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6">4.4</text:span></text:p>
      <text:p text:style-name="P1"/>
      <text:p text:style-name="P1">Nom : <text:span text:style-name="T6">Supprimer un compte utilisateur</text:span></text:p>
      <text:p text:style-name="P1"/>
      <text:p text:style-name="P1">Acteur(s) : <text:span text:style-name="T6">Directeurs</text:span></text:p>
      <text:p text:style-name="P1"/>
      <text:p text:style-name="P1">Description : <text:span text:style-name="T6">La direction doit pouvoir supprimer un compte utilisateur, sur demande ou sur décision</text:span></text:p>
      <text:p text:style-name="P1"/>
      <text:p text:style-name="P1">Auteur : <text:span text:style-name="T6">Damien Ramelet</text:span></text:p>
      <text:p text:style-name="P1"/>
      <text:p text:style-name="P1">Date : <text:span text:style-name="T6">03/06/2020</text:span></text:p>
      <text:p text:style-name="P1"/>
      <text:p text:style-name="P1">Pré-conditions : <text:span text:style-name="T6">L’utilisateur doit être connecté</text:span></text:p>
      <text:p text:style-name="P2"/>
      <text:p text:style-name="P1">Démarrage : <text:span text:style-name="T6">L’utilisateur clique sur « Supprimer un compte utilisateur »</text:span></text:p>
      <text:p text:style-name="P1"/>
      <text:p text:style-name="P11">Scénario nominal :</text:p>
      <text:p text:style-name="P11"/>
      <text:list xml:id="list4112534102" text:style-name="L1">
        <text:list-item>
          <text:p text:style-name="P10">Le système affiche la liste des comptes utilisateurs</text:p>
        </text:list-item>
        <text:list-item>
          <text:p text:style-name="P10">L’utilisateur clique sur le compte utilisateur à supprimer</text:p>
        </text:list-item>
        <text:list-item>
          <text:p text:style-name="P10">Le système affiche le détails du compte</text:p>
        </text:list-item>
        <text:list-item>
          <text:p text:style-name="P10">L’utilisateur supprime le compte utilisateur</text:p>
        </text:list-item>
        <text:list-item>
          <text:p text:style-name="P10">Le système enregistre la suppression et affiche un message de confirmation</text:p>
        </text:list-item>
      </text:list>
      <text:p text:style-name="P3"/>
      <text:p text:style-name="P11">Scénario <text:span text:style-name="T1">alternatif :</text:span></text:p>
      <text:p text:style-name="P11"/>
      <text:p text:style-name="P12">1a. Le système notifie à l’utilisateur le compte à supprimer, sur demande du détenteur</text:p>
      <text:p text:style-name="P13">4a. L’utilisateur quitte la page du compte utilisateur. Fin du scénario.</text:p>
      <text:p text:style-name="P4"/>
      <text:p text:style-name="P11">Fin :</text:p>
      <text:p text:style-name="P9">Scénario nominal : <text:span text:style-name="T6">La suppression est enregistrée et le système affiche un message de confirmation.</text:span></text:p>
      <text:p text:style-name="P6"><text:span text:style-name="T4">S</text:span><text:span text:style-name="T5">cénario alternatif : L’utilisateur quitte la page sans effectuer de suppression.</text:span></text:p>
      <text:p text:style-name="P7"/>
      <text:p text:style-name="P8"><text:span text:style-name="T7">Complément :</text:span></text:p>
      <text:p text:style-name="P14"><text:span text:style-name="T3">Fonctionnalité</text:span> : Un message électronique pourrait être envoyé à la direction chaque fois qu’un utilisateur demande une suppression de son compte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38M38S</meta:editing-duration>
    <meta:editing-cycles>15</meta:editing-cycles>
    <meta:generator>LibreOffice/6.3.1.2$Windows_X86_64 LibreOffice_project/b79626edf0065ac373bd1df5c28bd630b4424273</meta:generator>
    <dc:date>2020-06-03T00:27:28.973000000</dc:date>
    <meta:document-statistic meta:table-count="0" meta:image-count="0" meta:object-count="0" meta:page-count="1" meta:paragraph-count="22" meta:word-count="177" meta:character-count="1146" meta:non-whitespace-character-count="996"/>
  </office:meta>
</office:document-meta>
</file>